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5902in"/>
    </style:style>
    <style:style style:name="co4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__New, C:\Users\Jim\Documents\AutoHotkey\Lib\Class_IniLite.ahk, 29, 1</text:p>
          </table:table-cell>
          <table:table-cell/>
          <table:table-cell office:value-type="string" calcext:value-type="string">
            <text:p>__New, C:\Users\Jim\Documents\AutoHotkey\Lib\Class_IniLite.ahk, 29, 1</text:p>
          </table:table-cell>
          <table:table-cell/>
        </table:table-row>
        <table:table-row table:style-name="ro1">
          <table:table-cell office:value-type="string" calcext:value-type="string">
            <text:p>__New, C:\Users\Jim\Documents\AutoHotkey\Lib\Class_LogLite.ahk, 21, 1</text:p>
          </table:table-cell>
          <table:table-cell/>
          <table:table-cell office:value-type="string" calcext:value-type="string">
            <text:p>__New, C:\Users\Jim\Documents\AutoHotkey\Lib\Class_LogLite.ahk, 21, 1</text:p>
          </table:table-cell>
          <table:table-cell/>
        </table:table-row>
        <table:table-row table:style-name="ro1">
          <table:table-cell office:value-type="string" calcext:value-type="string">
            <text:p>_GetIniPath, C:\Users\Jim\Documents\AutoHotkey\Lib\Class_IniLite.ahk, 51, 3</text:p>
          </table:table-cell>
          <table:table-cell/>
          <table:table-cell office:value-type="string" calcext:value-type="string">
            <text:p>_GetIniPath, C:\Users\Jim\Documents\AutoHotkey\Lib\Class_IniLite.ahk, 51, 3</text:p>
          </table:table-cell>
          <table:table-cell/>
        </table:table-row>
        <table:table-row table:style-name="ro1">
          <table:table-cell office:value-type="string" calcext:value-type="string">
            <text:p>Bind, C:\Users\Jim\Documents\AutoHotkey\Lib\String.ahk, 166, 1</text:p>
          </table:table-cell>
          <table:table-cell/>
          <table:table-cell office:value-type="string" calcext:value-type="string">
            <text:p>Bind, C:\Users\Jim\Documents\AutoHotkey\Lib\String.ahk, 166, 1</text:p>
          </table:table-cell>
          <table:table-cell/>
        </table:table-row>
        <table:table-row table:style-name="ro1">
          <table:table-cell office:value-type="string" calcext:value-type="string">
            <text:p>Debug, C:\Users\Jim\Documents\AutoHotkey\Lib\Class_LogLite.ahk, 58, 3</text:p>
          </table:table-cell>
          <table:table-cell/>
          <table:table-cell office:value-type="string" calcext:value-type="string">
            <text:p>Debug, C:\Users\Jim\Documents\AutoHotkey\Lib\Class_LogLite.ahk, 58, 3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104, 1</text:p>
          </table:table-cell>
          <table:table-cell/>
          <table:table-cell office:value-type="string" calcext:value-type="string">
            <text:p>DefineProp, C:\Users\Jim\Documents\AutoHotkey\Lib\String.ahk, 104, 1</text:p>
          </table:table-cell>
          <table:table-cell office:value-type="string" calcext:value-type="string">
            <text:p>not dups, separate funcions</text:p>
          </table:table-cell>
        </table:table-row>
        <table:table-row table:style-name="ro1">
          <table:table-cell office:value-type="string" calcext:value-type="string">
            <text:p>DefineProp, C:\Users\Jim\Documents\AutoHotkey\Lib\String.ahk, 111, 1</text:p>
          </table:table-cell>
          <table:table-cell/>
          <table:table-cell office:value-type="string" calcext:value-type="string">
            <text:p>DefineProp, C:\Users\Jim\Documents\AutoHotkey\Lib\String.ahk, 111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117, 1</text:p>
          </table:table-cell>
          <table:table-cell/>
          <table:table-cell office:value-type="string" calcext:value-type="string">
            <text:p>DefineProp, C:\Users\Jim\Documents\AutoHotkey\Lib\String.ahk, 117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141, 1</text:p>
          </table:table-cell>
          <table:table-cell/>
          <table:table-cell office:value-type="string" calcext:value-type="string">
            <text:p>DefineProp, C:\Users\Jim\Documents\AutoHotkey\Lib\String.ahk, 141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147, 1</text:p>
          </table:table-cell>
          <table:table-cell/>
          <table:table-cell office:value-type="string" calcext:value-type="string">
            <text:p>DefineProp, C:\Users\Jim\Documents\AutoHotkey\Lib\String.ahk, 147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153, 1</text:p>
          </table:table-cell>
          <table:table-cell/>
          <table:table-cell office:value-type="string" calcext:value-type="string">
            <text:p>DefineProp, C:\Users\Jim\Documents\AutoHotkey\Lib\String.ahk, 153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160, 1</text:p>
          </table:table-cell>
          <table:table-cell/>
          <table:table-cell office:value-type="string" calcext:value-type="string">
            <text:p>DefineProp, C:\Users\Jim\Documents\AutoHotkey\Lib\String.ahk, 160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28, 1</text:p>
          </table:table-cell>
          <table:table-cell/>
          <table:table-cell office:value-type="string" calcext:value-type="string">
            <text:p>DefineProp, C:\Users\Jim\Documents\AutoHotkey\Lib\String.ahk, 28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34, 1</text:p>
          </table:table-cell>
          <table:table-cell/>
          <table:table-cell office:value-type="string" calcext:value-type="string">
            <text:p>DefineProp, C:\Users\Jim\Documents\AutoHotkey\Lib\String.ahk, 34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40, 1</text:p>
          </table:table-cell>
          <table:table-cell/>
          <table:table-cell office:value-type="string" calcext:value-type="string">
            <text:p>DefineProp, C:\Users\Jim\Documents\AutoHotkey\Lib\String.ahk, 40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46, 1</text:p>
          </table:table-cell>
          <table:table-cell/>
          <table:table-cell office:value-type="string" calcext:value-type="string">
            <text:p>DefineProp, C:\Users\Jim\Documents\AutoHotkey\Lib\String.ahk, 46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52, 1</text:p>
          </table:table-cell>
          <table:table-cell/>
          <table:table-cell office:value-type="string" calcext:value-type="string">
            <text:p>DefineProp, C:\Users\Jim\Documents\AutoHotkey\Lib\String.ahk, 52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59, 1</text:p>
          </table:table-cell>
          <table:table-cell/>
          <table:table-cell office:value-type="string" calcext:value-type="string">
            <text:p>DefineProp, C:\Users\Jim\Documents\AutoHotkey\Lib\String.ahk, 59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64, 1</text:p>
          </table:table-cell>
          <table:table-cell/>
          <table:table-cell office:value-type="string" calcext:value-type="string">
            <text:p>DefineProp, C:\Users\Jim\Documents\AutoHotkey\Lib\String.ahk, 64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70, 1</text:p>
          </table:table-cell>
          <table:table-cell/>
          <table:table-cell office:value-type="string" calcext:value-type="string">
            <text:p>DefineProp, C:\Users\Jim\Documents\AutoHotkey\Lib\String.ahk, 70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77, 1</text:p>
          </table:table-cell>
          <table:table-cell/>
          <table:table-cell office:value-type="string" calcext:value-type="string">
            <text:p>DefineProp, C:\Users\Jim\Documents\AutoHotkey\Lib\String.ahk, 77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83, 1</text:p>
          </table:table-cell>
          <table:table-cell/>
          <table:table-cell office:value-type="string" calcext:value-type="string">
            <text:p>DefineProp, C:\Users\Jim\Documents\AutoHotkey\Lib\String.ahk, 83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92, 1</text:p>
          </table:table-cell>
          <table:table-cell/>
          <table:table-cell office:value-type="string" calcext:value-type="string">
            <text:p>DefineProp, C:\Users\Jim\Documents\AutoHotkey\Lib\String.ahk, 92, 1</text:p>
          </table:table-cell>
          <table:table-cell/>
        </table:table-row>
        <table:table-row table:style-name="ro1">
          <table:table-cell office:value-type="string" calcext:value-type="string">
            <text:p>DefineProp, C:\Users\Jim\Documents\AutoHotkey\Lib\String.ahk, 98, 1</text:p>
          </table:table-cell>
          <table:table-cell/>
          <table:table-cell office:value-type="string" calcext:value-type="string">
            <text:p>DefineProp, C:\Users\Jim\Documents\AutoHotkey\Lib\String.ahk, 98, 1</text:p>
          </table:table-cell>
          <table:table-cell/>
        </table:table-row>
        <table:table-row table:style-name="ro1">
          <table:table-cell office:value-type="string" calcext:value-type="string">
            <text:p>DefProp, C:\Users\Jim\Documents\AutoHotkey\Lib\String.ahk, 267, 1</text:p>
          </table:table-cell>
          <table:table-cell/>
          <table:table-cell office:value-type="string" calcext:value-type="string">
            <text:p>DefProp, C:\Users\Jim\Documents\AutoHotkey\Lib\String.ahk, 267, 1</text:p>
          </table:table-cell>
          <table:table-cell/>
        </table:table-row>
        <table:table-row table:style-name="ro1">
          <table:table-cell office:value-type="string" calcext:value-type="string">
            <text:p>Delete, C:\Users\Jim\Documents\AutoHotkey\Lib\Class_LogLite.ahk, 45, 12</text:p>
          </table:table-cell>
          <table:table-cell/>
          <table:table-cell office:value-type="string" calcext:value-type="string">
            <text:p>Delete, C:\Users\Jim\Documents\AutoHotkey\Lib\Class_LogLite.ahk, 45, 12</text:p>
          </table:table-cell>
          <table:table-cell/>
        </table:table-row>
        <table:table-row table:style-name="ro1">
          <table:table-cell office:value-type="string" calcext:value-type="string">
            <text:p>DirCreate, C:\Users\Jim\Documents\AutoHotkey\Lib\Class_IniLite.ahk, 43, 1</text:p>
          </table:table-cell>
          <table:table-cell/>
          <table:table-cell office:value-type="string" calcext:value-type="string">
            <text:p>DirCreate, C:\Users\Jim\Documents\AutoHotkey\Lib\Class_IniLite.ahk, 43, 1</text:p>
          </table:table-cell>
          <table:table-cell office:value-type="string" calcext:value-type="string">
            <text:p>Duplicate <text:s/>function names</text:p>
          </table:table-cell>
        </table:table-row>
        <table:table-row table:style-name="ro1">
          <table:table-cell office:value-type="string" calcext:value-type="string">
            <text:p>DirCreate, C:\Users\Jim\Documents\AutoHotkey\Lib\Class_LogLite.ahk, 33, 1</text:p>
          </table:table-cell>
          <table:table-cell/>
          <table:table-cell office:value-type="string" calcext:value-type="string">
            <text:p>DirCreate, C:\Users\Jim\Documents\AutoHotkey\Lib\Class_LogLite.ahk, 33, 1</text:p>
          </table:table-cell>
          <table:table-cell office:value-type="string" calcext:value-type="string">
            <text:p>Duplicate <text:s/>function names</text:p>
          </table:table-cell>
        </table:table-row>
        <table:table-row table:style-name="ro1">
          <table:table-cell office:value-type="string" calcext:value-type="string">
            <text:p>DirExist, C:\Users\Jim\Documents\AutoHotkey\Lib\Class_IniLite.ahk, 36, 1</text:p>
          </table:table-cell>
          <table:table-cell/>
          <table:table-cell office:value-type="string" calcext:value-type="string">
            <text:p>DirExist, C:\Users\Jim\Documents\AutoHotkey\Lib\Class_IniLite.ahk, 36, 1</text:p>
          </table:table-cell>
          <table:table-cell/>
        </table:table-row>
        <table:table-row table:style-name="ro1">
          <table:table-cell office:value-type="string" calcext:value-type="string">
            <text:p>DoTest_IniLite, C:\Users\Jim\Documents\AutoHotkey\Lib\Class_IniLite.ahk, 155, 1</text:p>
          </table:table-cell>
          <table:table-cell/>
          <table:table-cell office:value-type="string" calcext:value-type="string">
            <text:p>DoTest_IniLite, C:\Users\Jim\Documents\AutoHotkey\Lib\Class_IniLite.ahk, 155, 1</text:p>
          </table:table-cell>
          <table:table-cell/>
        </table:table-row>
        <table:table-row table:style-name="ro1">
          <table:table-cell office:value-type="string" calcext:value-type="string">
            <text:p>DoTest_IniLite, C:\Users\Jim\Documents\AutoHotkey\Lib\Class_IniLite.ahk, 160, 122</text:p>
          </table:table-cell>
          <table:table-cell/>
          <table:table-cell office:value-type="string" calcext:value-type="string">
            <text:p>DoTest_IniLite, C:\Users\Jim\Documents\AutoHotkey\Lib\Class_IniLite.ahk, 160, 122</text:p>
          </table:table-cell>
          <table:table-cell/>
        </table:table-row>
        <table:table-row table:style-name="ro1">
          <table:table-cell office:value-type="string" calcext:value-type="string">
            <text:p>DoTest_LogLite, C:\Users\Jim\Documents\AutoHotkey\Lib\Class_LogLite.ahk, 79, 1</text:p>
          </table:table-cell>
          <table:table-cell/>
          <table:table-cell office:value-type="string" calcext:value-type="string">
            <text:p>DoTest_LogLite, C:\Users\Jim\Documents\AutoHotkey\Lib\Class_LogLite.ahk, 79, 1</text:p>
          </table:table-cell>
          <table:table-cell/>
        </table:table-row>
        <table:table-row table:style-name="ro1">
          <table:table-cell office:value-type="string" calcext:value-type="string">
            <text:p>DoTest_LogLite, C:\Users\Jim\Documents\AutoHotkey\Lib\Class_LogLite.ahk, 84, 29</text:p>
          </table:table-cell>
          <table:table-cell/>
          <table:table-cell office:value-type="string" calcext:value-type="string">
            <text:p>DoTest_LogLite, C:\Users\Jim\Documents\AutoHotkey\Lib\Class_LogLite.ahk, 84, 29</text:p>
          </table:table-cell>
          <table:table-cell/>
        </table:table-row>
        <table:table-row table:style-name="ro1">
          <table:table-cell office:value-type="string" calcext:value-type="string">
            <text:p>DummyListObj, C:\Users\Jim\Documents\AutoHotkey\Lib\dummy.ahk, 7, 30</text:p>
          </table:table-cell>
          <table:table-cell/>
          <table:table-cell office:value-type="string" calcext:value-type="string">
            <text:p>DummyListObj, C:\Users\Jim\Documents\AutoHotkey\Lib\dummy.ahk, 7, 30</text:p>
          </table:table-cell>
          <table:table-cell/>
        </table:table-row>
        <table:table-row table:style-name="ro1">
          <table:table-cell office:value-type="string" calcext:value-type="string">
            <text:p>FileAppend, C:\Users\Jim\Documents\AutoHotkey\Lib\Class_IniLite.ahk, 45, 1</text:p>
          </table:table-cell>
          <table:table-cell/>
          <table:table-cell office:value-type="string" calcext:value-type="string">
            <text:p>FileAppend, C:\Users\Jim\Documents\AutoHotkey\Lib\Class_IniLite.ahk, 45, 1</text:p>
          </table:table-cell>
          <table:table-cell office:value-type="string" calcext:value-type="string">
            <text:p>Duplicate <text:s/>function names</text:p>
          </table:table-cell>
        </table:table-row>
        <table:table-row table:style-name="ro1">
          <table:table-cell office:value-type="string" calcext:value-type="string">
            <text:p>FileAppend, C:\Users\Jim\Documents\AutoHotkey\Lib\Class_IniLite.ahk, 47, 1</text:p>
          </table:table-cell>
          <table:table-cell/>
          <table:table-cell office:value-type="string" calcext:value-type="string">
            <text:p>FileAppend, C:\Users\Jim\Documents\AutoHotkey\Lib\Class_IniLite.ahk, 47, 1</text:p>
          </table:table-cell>
          <table:table-cell office:value-type="string" calcext:value-type="string">
            <text:p>Duplicate <text:s/>function names</text:p>
          </table:table-cell>
        </table:table-row>
        <table:table-row table:style-name="ro1">
          <table:table-cell office:value-type="string" calcext:value-type="string">
            <text:p>FileAppend, C:\Users\Jim\Documents\AutoHotkey\Lib\Class_LogLite.ahk, 37, 1</text:p>
          </table:table-cell>
          <table:table-cell/>
          <table:table-cell office:value-type="string" calcext:value-type="string">
            <text:p>FileAppend, C:\Users\Jim\Documents\AutoHotkey\Lib\Class_LogLite.ahk, 37, 1</text:p>
          </table:table-cell>
          <table:table-cell/>
        </table:table-row>
        <table:table-row table:style-name="ro1">
          <table:table-cell office:value-type="string" calcext:value-type="string">
            <text:p>FileDelete, C:\Users\Jim\Documents\AutoHotkey\Lib\Class_LogLite.ahk, 29, 1</text:p>
          </table:table-cell>
          <table:table-cell/>
          <table:table-cell office:value-type="string" calcext:value-type="string">
            <text:p>FileDelete, C:\Users\Jim\Documents\AutoHotkey\Lib\Class_LogLite.ahk, 29, 1</text:p>
          </table:table-cell>
          <table:table-cell/>
        </table:table-row>
        <table:table-row table:style-name="ro1">
          <table:table-cell office:value-type="string" calcext:value-type="string">
            <text:p>FileExist, C:\Users\Jim\Documents\AutoHotkey\Lib\Class_IniLite.ahk, 33, 1</text:p>
          </table:table-cell>
          <table:table-cell/>
          <table:table-cell office:value-type="string" calcext:value-type="string">
            <text:p>FileExist, C:\Users\Jim\Documents\AutoHotkey\Lib\Class_IniLite.ahk, 33, 1</text:p>
          </table:table-cell>
          <table:table-cell office:value-type="string" calcext:value-type="string">
            <text:p>Duplicate <text:s/>function names</text:p>
          </table:table-cell>
        </table:table-row>
        <table:table-row table:style-name="ro1">
          <table:table-cell office:value-type="string" calcext:value-type="string">
            <text:p>FileExist, C:\Users\Jim\Documents\AutoHotkey\Lib\Class_LogLite.ahk, 28, 1</text:p>
          </table:table-cell>
          <table:table-cell/>
          <table:table-cell office:value-type="string" calcext:value-type="string">
            <text:p>FileExist, C:\Users\Jim\Documents\AutoHotkey\Lib\Class_LogLite.ahk, 28, 1</text:p>
          </table:table-cell>
          <table:table-cell office:value-type="string" calcext:value-type="string">
            <text:p>Duplicate <text:s/>function names</text:p>
          </table:table-cell>
        </table:table-row>
        <table:table-row table:style-name="ro1">
          <table:table-cell office:value-type="string" calcext:value-type="string">
            <text:p>FormatTime, C:\Users\Jim\Documents\AutoHotkey\Lib\Class_LogLite.ahk, 35, 1</text:p>
          </table:table-cell>
          <table:table-cell/>
          <table:table-cell office:value-type="string" calcext:value-type="string">
            <text:p>FormatTime, C:\Users\Jim\Documents\AutoHotkey\Lib\Class_LogLite.ahk, 35, 1</text:p>
          </table:table-cell>
          <table:table-cell/>
        </table:table-row>
        <table:table-row table:style-name="ro1">
          <table:table-cell office:value-type="string" calcext:value-type="string">
            <text:p>IsEmpty, C:\Users\Jim\Documents\AutoHotkey\Lib\String.ahk, 191, 3</text:p>
          </table:table-cell>
          <table:table-cell/>
          <table:table-cell office:value-type="string" calcext:value-type="string">
            <text:p>IsEmpty, C:\Users\Jim\Documents\AutoHotkey\Lib\String.ahk, 191, 3</text:p>
          </table:table-cell>
          <table:table-cell/>
        </table:table-row>
        <table:table-row table:style-name="ro1">
          <table:table-cell office:value-type="string" calcext:value-type="string">
            <text:p>LogOut, C:\Users\Jim\Documents\AutoHotkey\Lib\Class_IniLite.ahk, 55, 6</text:p>
          </table:table-cell>
          <table:table-cell/>
          <table:table-cell office:value-type="string" calcext:value-type="string">
            <text:p>LogOut, C:\Users\Jim\Documents\AutoHotkey\Lib\Class_IniLite.ahk, 55, 6</text:p>
          </table:table-cell>
          <table:table-cell/>
        </table:table-row>
        <table:table-row table:style-name="ro1">
          <table:table-cell office:value-type="string" calcext:value-type="string">
            <text:p>LPad, C:\Users\Jim\Documents\AutoHotkey\Lib\String.ahk, 179, 5</text:p>
          </table:table-cell>
          <table:table-cell/>
          <table:table-cell office:value-type="string" calcext:value-type="string">
            <text:p>LPad, C:\Users\Jim\Documents\AutoHotkey\Lib\String.ahk, 179, 5</text:p>
          </table:table-cell>
          <table:table-cell/>
        </table:table-row>
        <table:table-row table:style-name="ro1">
          <table:table-cell office:value-type="string" calcext:value-type="string">
            <text:p>OutputDebug, C:\Users\Jim\Documents\AutoHotkey\Lib\Class_IniLite.ahk, 39, 1</text:p>
          </table:table-cell>
          <table:table-cell/>
          <table:table-cell office:value-type="string" calcext:value-type="string">
            <text:p>OutputDebug, C:\Users\Jim\Documents\AutoHotkey\Lib\Class_IniLite.ahk, 39, 1</text:p>
          </table:table-cell>
          <table:table-cell/>
        </table:table-row>
        <table:table-row table:style-name="ro1">
          <table:table-cell office:value-type="string" calcext:value-type="string">
            <text:p>Read, C:\Users\Jim\Documents\AutoHotkey\Lib\Class_IniLite.ahk, 62, 15</text:p>
          </table:table-cell>
          <table:table-cell/>
          <table:table-cell office:value-type="string" calcext:value-type="string">
            <text:p>Read, C:\Users\Jim\Documents\AutoHotkey\Lib\Class_IniLite.ahk, 62, 15</text:p>
          </table:table-cell>
          <table:table-cell/>
        </table:table-row>
        <table:table-row table:style-name="ro1">
          <table:table-cell office:value-type="string" calcext:value-type="string">
            <text:p>ReadSection, C:\Users\Jim\Documents\AutoHotkey\Lib\Class_IniLite.ahk, 78, 11</text:p>
          </table:table-cell>
          <table:table-cell/>
          <table:table-cell office:value-type="string" calcext:value-type="string">
            <text:p>ReadSection, C:\Users\Jim\Documents\AutoHotkey\Lib\Class_IniLite.ahk, 78, 11</text:p>
          </table:table-cell>
          <table:table-cell/>
        </table:table-row>
        <table:table-row table:style-name="ro1">
          <table:table-cell office:value-type="string" calcext:value-type="string">
            <text:p>ReadSectionNames, C:\Users\Jim\Documents\AutoHotkey\Lib\Class_IniLite.ahk, 90, 11</text:p>
          </table:table-cell>
          <table:table-cell/>
          <table:table-cell office:value-type="string" calcext:value-type="string">
            <text:p>ReadSectionNames, C:\Users\Jim\Documents\AutoHotkey\Lib\Class_IniLite.ahk, 90, 11</text:p>
          </table:table-cell>
          <table:table-cell/>
        </table:table-row>
        <table:table-row table:style-name="ro1">
          <table:table-cell office:value-type="string" calcext:value-type="string">
            <text:p>ReadSettings, C:\Users\Jim\Documents\AutoHotkey\Lib\Class_IniLite.ahk, 101, 12</text:p>
          </table:table-cell>
          <table:table-cell/>
          <table:table-cell office:value-type="string" calcext:value-type="string">
            <text:p>ReadSettings, C:\Users\Jim\Documents\AutoHotkey\Lib\Class_IniLite.ahk, 101, 12</text:p>
          </table:table-cell>
          <table:table-cell/>
        </table:table-row>
        <table:table-row table:style-name="ro1">
          <table:table-cell office:value-type="string" calcext:value-type="string">
            <text:p>StrEnclose, C:\Users\Jim\Documents\AutoHotkey\Lib\String.ahk, 201, 3</text:p>
          </table:table-cell>
          <table:table-cell/>
          <table:table-cell office:value-type="string" calcext:value-type="string">
            <text:p>StrEnclose, C:\Users\Jim\Documents\AutoHotkey\Lib\String.ahk, 201, 3</text:p>
          </table:table-cell>
          <table:table-cell/>
        </table:table-row>
        <table:table-row table:style-name="ro1">
          <table:table-cell office:value-type="string" calcext:value-type="string">
            <text:p>StringContains, C:\Users\Jim\Documents\AutoHotkey\Lib\String.ahk, 25, 3</text:p>
          </table:table-cell>
          <table:table-cell/>
          <table:table-cell office:value-type="string" calcext:value-type="string">
            <text:p>StringContains, C:\Users\Jim\Documents\AutoHotkey\Lib\String.ahk, 25, 3</text:p>
          </table:table-cell>
          <table:table-cell/>
        </table:table-row>
        <table:table-row table:style-name="ro1">
          <table:table-cell office:value-type="string" calcext:value-type="string">
            <text:p>StringEndsWith, C:\Users\Jim\Documents\AutoHotkey\Lib\String.ahk, 31, 3</text:p>
          </table:table-cell>
          <table:table-cell/>
          <table:table-cell office:value-type="string" calcext:value-type="string">
            <text:p>StringEndsWith, C:\Users\Jim\Documents\AutoHotkey\Lib\String.ahk, 31, 3</text:p>
          </table:table-cell>
          <table:table-cell/>
        </table:table-row>
        <table:table-row table:style-name="ro1">
          <table:table-cell office:value-type="string" calcext:value-type="string">
            <text:p>StringFormat, C:\Users\Jim\Documents\AutoHotkey\Lib\String.ahk, 37, 3</text:p>
          </table:table-cell>
          <table:table-cell/>
          <table:table-cell office:value-type="string" calcext:value-type="string">
            <text:p>StringFormat, C:\Users\Jim\Documents\AutoHotkey\Lib\String.ahk, 37, 3</text:p>
          </table:table-cell>
          <table:table-cell/>
        </table:table-row>
        <table:table-row table:style-name="ro1">
          <table:table-cell office:value-type="string" calcext:value-type="string">
            <text:p>StringIndexOf, C:\Users\Jim\Documents\AutoHotkey\Lib\String.ahk, 43, 3</text:p>
          </table:table-cell>
          <table:table-cell/>
          <table:table-cell office:value-type="string" calcext:value-type="string">
            <text:p>StringIndexOf, C:\Users\Jim\Documents\AutoHotkey\Lib\String.ahk, 43, 3</text:p>
          </table:table-cell>
          <table:table-cell/>
        </table:table-row>
        <table:table-row table:style-name="ro1">
          <table:table-cell office:value-type="string" calcext:value-type="string">
            <text:p>StringIsEmpty, C:\Users\Jim\Documents\AutoHotkey\Lib\String.ahk, 49, 3</text:p>
          </table:table-cell>
          <table:table-cell/>
          <table:table-cell office:value-type="string" calcext:value-type="string">
            <text:p>StringIsEmpty, C:\Users\Jim\Documents\AutoHotkey\Lib\String.ahk, 49, 3</text:p>
          </table:table-cell>
          <table:table-cell/>
        </table:table-row>
        <table:table-row table:style-name="ro1">
          <table:table-cell office:value-type="string" calcext:value-type="string">
            <text:p>StringIsLower, C:\Users\Jim\Documents\AutoHotkey\Lib\String.ahk, 57, 2</text:p>
          </table:table-cell>
          <table:table-cell/>
          <table:table-cell office:value-type="string" calcext:value-type="string">
            <text:p>StringIsLower, C:\Users\Jim\Documents\AutoHotkey\Lib\String.ahk, 57, 2</text:p>
          </table:table-cell>
          <table:table-cell/>
        </table:table-row>
        <table:table-row table:style-name="ro1">
          <table:table-cell office:value-type="string" calcext:value-type="string">
            <text:p>StringIsUpper, C:\Users\Jim\Documents\AutoHotkey\Lib\String.ahk, 62, 2</text:p>
          </table:table-cell>
          <table:table-cell/>
          <table:table-cell office:value-type="string" calcext:value-type="string">
            <text:p>StringIsUpper, C:\Users\Jim\Documents\AutoHotkey\Lib\String.ahk, 62, 2</text:p>
          </table:table-cell>
          <table:table-cell/>
        </table:table-row>
        <table:table-row table:style-name="ro1">
          <table:table-cell office:value-type="string" calcext:value-type="string">
            <text:p>StringLastIndexOf, C:\Users\Jim\Documents\AutoHotkey\Lib\String.ahk, 67, 3</text:p>
          </table:table-cell>
          <table:table-cell/>
          <table:table-cell office:value-type="string" calcext:value-type="string">
            <text:p>StringLastIndexOf, C:\Users\Jim\Documents\AutoHotkey\Lib\String.ahk, 67, 3</text:p>
          </table:table-cell>
          <table:table-cell/>
        </table:table-row>
        <table:table-row table:style-name="ro1">
          <table:table-cell office:value-type="string" calcext:value-type="string">
            <text:p>StringLength, C:\Users\Jim\Documents\AutoHotkey\Lib\String.ahk, 158, 2</text:p>
          </table:table-cell>
          <table:table-cell/>
          <table:table-cell office:value-type="string" calcext:value-type="string">
            <text:p>StringLength, C:\Users\Jim\Documents\AutoHotkey\Lib\String.ahk, 158, 2</text:p>
          </table:table-cell>
          <table:table-cell/>
        </table:table-row>
        <table:table-row table:style-name="ro1">
          <table:table-cell office:value-type="string" calcext:value-type="string">
            <text:p>StringLengthProperty, C:\Users\Jim\Documents\AutoHotkey\Lib\String.ahk, 263, 3</text:p>
          </table:table-cell>
          <table:table-cell/>
          <table:table-cell office:value-type="string" calcext:value-type="string">
            <text:p>StringLengthProperty, C:\Users\Jim\Documents\AutoHotkey\Lib\String.ahk, 263, 3</text:p>
          </table:table-cell>
          <table:table-cell/>
        </table:table-row>
        <table:table-row table:style-name="ro1">
          <table:table-cell office:value-type="string" calcext:value-type="string">
            <text:p>StringLTrim, C:\Users\Jim\Documents\AutoHotkey\Lib\String.ahk, 108, 3</text:p>
          </table:table-cell>
          <table:table-cell/>
          <table:table-cell office:value-type="string" calcext:value-type="string">
            <text:p>StringLTrim, C:\Users\Jim\Documents\AutoHotkey\Lib\String.ahk, 108, 3</text:p>
          </table:table-cell>
          <table:table-cell/>
        </table:table-row>
        <table:table-row table:style-name="ro1">
          <table:table-cell office:value-type="string" calcext:value-type="string">
            <text:p>StringMatch, C:\Users\Jim\Documents\AutoHotkey\Lib\String.ahk, 73, 4</text:p>
          </table:table-cell>
          <table:table-cell/>
          <table:table-cell office:value-type="string" calcext:value-type="string">
            <text:p>StringMatch, C:\Users\Jim\Documents\AutoHotkey\Lib\String.ahk, 73, 4</text:p>
          </table:table-cell>
          <table:table-cell/>
        </table:table-row>
        <table:table-row table:style-name="ro1">
          <table:table-cell office:value-type="string" calcext:value-type="string">
            <text:p>StringReplace, C:\Users\Jim\Documents\AutoHotkey\Lib\String.ahk, 80, 3</text:p>
          </table:table-cell>
          <table:table-cell/>
          <table:table-cell office:value-type="string" calcext:value-type="string">
            <text:p>StringReplace, C:\Users\Jim\Documents\AutoHotkey\Lib\String.ahk, 80, 3</text:p>
          </table:table-cell>
          <table:table-cell/>
        </table:table-row>
        <table:table-row table:style-name="ro1">
          <table:table-cell office:value-type="string" calcext:value-type="string">
            <text:p>StringReverse, C:\Users\Jim\Documents\AutoHotkey\Lib\String.ahk, 86, 6</text:p>
          </table:table-cell>
          <table:table-cell/>
          <table:table-cell office:value-type="string" calcext:value-type="string">
            <text:p>StringReverse, C:\Users\Jim\Documents\AutoHotkey\Lib\String.ahk, 86, 6</text:p>
          </table:table-cell>
          <table:table-cell/>
        </table:table-row>
        <table:table-row table:style-name="ro1">
          <table:table-cell office:value-type="string" calcext:value-type="string">
            <text:p>StringRTrim, C:\Users\Jim\Documents\AutoHotkey\Lib\String.ahk, 114, 3</text:p>
          </table:table-cell>
          <table:table-cell/>
          <table:table-cell office:value-type="string" calcext:value-type="string">
            <text:p>StringRTrim, C:\Users\Jim\Documents\AutoHotkey\Lib\String.ahk, 114, 3</text:p>
          </table:table-cell>
          <table:table-cell/>
        </table:table-row>
        <table:table-row table:style-name="ro1">
          <table:table-cell office:value-type="string" calcext:value-type="string">
            <text:p>StringSplit_TODO, C:\Users\Jim\Documents\AutoHotkey\Lib\String.ahk, 120, 3</text:p>
          </table:table-cell>
          <table:table-cell/>
          <table:table-cell office:value-type="string" calcext:value-type="string">
            <text:p>StringSplit_TODO, C:\Users\Jim\Documents\AutoHotkey\Lib\String.ahk, 120, 3</text:p>
          </table:table-cell>
          <table:table-cell/>
        </table:table-row>
        <table:table-row table:style-name="ro1">
          <table:table-cell office:value-type="string" calcext:value-type="string">
            <text:p>StringStartsWith, C:\Users\Jim\Documents\AutoHotkey\Lib\String.ahk, 95, 3</text:p>
          </table:table-cell>
          <table:table-cell/>
          <table:table-cell office:value-type="string" calcext:value-type="string">
            <text:p>StringStartsWith, C:\Users\Jim\Documents\AutoHotkey\Lib\String.ahk, 95, 3</text:p>
          </table:table-cell>
          <table:table-cell/>
        </table:table-row>
        <table:table-row table:style-name="ro1">
          <table:table-cell office:value-type="string" calcext:value-type="string">
            <text:p>StringSubStr_TODO, C:\Users\Jim\Documents\AutoHotkey\Lib\String.ahk, 126, 3</text:p>
          </table:table-cell>
          <table:table-cell/>
          <table:table-cell office:value-type="string" calcext:value-type="string">
            <text:p>StringSubStr_TODO, C:\Users\Jim\Documents\AutoHotkey\Lib\String.ahk, 126, 3</text:p>
          </table:table-cell>
          <table:table-cell/>
        </table:table-row>
        <table:table-row table:style-name="ro1">
          <table:table-cell office:value-type="string" calcext:value-type="string">
            <text:p>StringToLower, C:\Users\Jim\Documents\AutoHotkey\Lib\String.ahk, 144, 2</text:p>
          </table:table-cell>
          <table:table-cell/>
          <table:table-cell office:value-type="string" calcext:value-type="string">
            <text:p>StringToLower, C:\Users\Jim\Documents\AutoHotkey\Lib\String.ahk, 144, 2</text:p>
          </table:table-cell>
          <table:table-cell/>
        </table:table-row>
        <table:table-row table:style-name="ro1">
          <table:table-cell office:value-type="string" calcext:value-type="string">
            <text:p>StringToPascal_TODO, C:\Users\Jim\Documents\AutoHotkey\Lib\String.ahk, 132, 3</text:p>
          </table:table-cell>
          <table:table-cell/>
          <table:table-cell office:value-type="string" calcext:value-type="string">
            <text:p>StringToPascal_TODO, C:\Users\Jim\Documents\AutoHotkey\Lib\String.ahk, 132, 3</text:p>
          </table:table-cell>
          <table:table-cell/>
        </table:table-row>
        <table:table-row table:style-name="ro1">
          <table:table-cell office:value-type="string" calcext:value-type="string">
            <text:p>StringToTitle, C:\Users\Jim\Documents\AutoHotkey\Lib\String.ahk, 150, 2</text:p>
          </table:table-cell>
          <table:table-cell/>
          <table:table-cell office:value-type="string" calcext:value-type="string">
            <text:p>StringToTitle, C:\Users\Jim\Documents\AutoHotkey\Lib\String.ahk, 150, 2</text:p>
          </table:table-cell>
          <table:table-cell/>
        </table:table-row>
        <table:table-row table:style-name="ro1">
          <table:table-cell office:value-type="string" calcext:value-type="string">
            <text:p>StringToUpper, C:\Users\Jim\Documents\AutoHotkey\Lib\String.ahk, 138, 2</text:p>
          </table:table-cell>
          <table:table-cell/>
          <table:table-cell office:value-type="string" calcext:value-type="string">
            <text:p>StringToUpper, C:\Users\Jim\Documents\AutoHotkey\Lib\String.ahk, 138, 2</text:p>
          </table:table-cell>
          <table:table-cell/>
        </table:table-row>
        <table:table-row table:style-name="ro1">
          <table:table-cell office:value-type="string" calcext:value-type="string">
            <text:p>StringTrim, C:\Users\Jim\Documents\AutoHotkey\Lib\String.ahk, 101, 3</text:p>
          </table:table-cell>
          <table:table-cell/>
          <table:table-cell office:value-type="string" calcext:value-type="string">
            <text:p>StringTrim, C:\Users\Jim\Documents\AutoHotkey\Lib\String.ahk, 101, 3</text:p>
          </table:table-cell>
          <table:table-cell/>
        </table:table-row>
        <table:table-row table:style-name="ro1">
          <table:table-cell office:value-type="string" calcext:value-type="string">
            <text:p>StrJoin, C:\Users\Jim\Documents\AutoHotkey\Lib\String.ahk, 209, 9</text:p>
          </table:table-cell>
          <table:table-cell/>
          <table:table-cell office:value-type="string" calcext:value-type="string">
            <text:p>StrJoin, C:\Users\Jim\Documents\AutoHotkey\Lib\String.ahk, 209, 9</text:p>
          </table:table-cell>
          <table:table-cell/>
        </table:table-row>
        <table:table-row table:style-name="ro1">
          <table:table-cell office:value-type="string" calcext:value-type="string">
            <text:p>StrJoinPath, C:\Users\Jim\Documents\AutoHotkey\Lib\String.ahk, 223, 10</text:p>
          </table:table-cell>
          <table:table-cell/>
          <table:table-cell office:value-type="string" calcext:value-type="string">
            <text:p>StrJoinPath, C:\Users\Jim\Documents\AutoHotkey\Lib\String.ahk, 223, 10</text:p>
          </table:table-cell>
          <table:table-cell/>
        </table:table-row>
        <table:table-row table:style-name="ro1">
          <table:table-cell office:value-type="string" calcext:value-type="string">
            <text:p>StrLen, C:\Users\Jim\Documents\AutoHotkey\Lib\String.ahk, 165, 1</text:p>
          </table:table-cell>
          <table:table-cell/>
          <table:table-cell office:value-type="string" calcext:value-type="string">
            <text:p>StrLen, C:\Users\Jim\Documents\AutoHotkey\Lib\String.ahk, 165, 1</text:p>
          </table:table-cell>
          <table:table-cell/>
        </table:table-row>
        <table:table-row table:style-name="ro1">
          <table:table-cell office:value-type="string" calcext:value-type="string">
            <text:p>StrReplace, C:\Users\Jim\Documents\AutoHotkey\Lib\Class_LogLite.ahk, 24, 1</text:p>
          </table:table-cell>
          <table:table-cell/>
          <table:table-cell office:value-type="string" calcext:value-type="string">
            <text:p>StrReplace, C:\Users\Jim\Documents\AutoHotkey\Lib\Class_LogLite.ahk, 24, 1</text:p>
          </table:table-cell>
          <table:table-cell/>
        </table:table-row>
        <table:table-row table:style-name="ro1">
          <table:table-cell office:value-type="string" calcext:value-type="string">
            <text:p>StrSplitPath, C:\Users\Jim\Documents\AutoHotkey\Lib\String.ahk, 238, 6</text:p>
          </table:table-cell>
          <table:table-cell/>
          <table:table-cell office:value-type="string" calcext:value-type="string">
            <text:p>StrSplitPath, C:\Users\Jim\Documents\AutoHotkey\Lib\String.ahk, 238, 6</text:p>
          </table:table-cell>
          <table:table-cell/>
        </table:table-row>
        <table:table-row table:style-name="ro1">
          <table:table-cell office:value-type="string" calcext:value-type="string">
            <text:p>StrSplitShortcut, C:\Users\Jim\Documents\AutoHotkey\Lib\String.ahk, 250, 4</text:p>
          </table:table-cell>
          <table:table-cell/>
          <table:table-cell office:value-type="string" calcext:value-type="string">
            <text:p>StrSplitShortcut, C:\Users\Jim\Documents\AutoHotkey\Lib\String.ahk, 250, 4</text:p>
          </table:table-cell>
          <table:table-cell/>
        </table:table-row>
        <table:table-row table:style-name="ro1">
          <table:table-cell office:value-type="string" calcext:value-type="string">
            <text:p>SubStrExtract, C:\Users\Jim\Documents\AutoHotkey\Lib\String.ahk, 168, 6</text:p>
          </table:table-cell>
          <table:table-cell/>
          <table:table-cell office:value-type="string" calcext:value-type="string">
            <text:p>SubStrExtract, C:\Users\Jim\Documents\AutoHotkey\Lib\String.ahk, 168, 6</text:p>
          </table:table-cell>
          <table:table-cell/>
        </table:table-row>
        <table:table-row table:style-name="ro1">
          <table:table-cell office:value-type="string" calcext:value-type="string">
            <text:p>Throw, C:\Users\Jim\Documents\AutoHotkey\Lib\Class_LogLite.ahk, 40, 1</text:p>
          </table:table-cell>
          <table:table-cell/>
          <table:table-cell office:value-type="string" calcext:value-type="string">
            <text:p>Throw, C:\Users\Jim\Documents\AutoHotkey\Lib\Class_LogLite.ahk, 40, 1</text:p>
          </table:table-cell>
          <table:table-cell/>
        </table:table-row>
        <table:table-row table:style-name="ro1">
          <table:table-cell office:value-type="string" calcext:value-type="string">
            <text:p>Write, C:\Users\Jim\Documents\AutoHotkey\Lib\Class_IniLite.ahk, 113, 12</text:p>
          </table:table-cell>
          <table:table-cell/>
          <table:table-cell office:value-type="string" calcext:value-type="string">
            <text:p>Write, C:\Users\Jim\Documents\AutoHotkey\Lib\Class_IniLite.ahk, 113, 12</text:p>
          </table:table-cell>
          <table:table-cell/>
        </table:table-row>
        <table:table-row table:style-name="ro1">
          <table:table-cell office:value-type="string" calcext:value-type="string">
            <text:p>Write, C:\Users\Jim\Documents\AutoHotkey\Lib\Class_LogLite.ahk, 62, 14</text:p>
          </table:table-cell>
          <table:table-cell/>
          <table:table-cell office:value-type="string" calcext:value-type="string">
            <text:p>Write, C:\Users\Jim\Documents\AutoHotkey\Lib\Class_LogLite.ahk, 62, 14</text:p>
          </table:table-cell>
          <table:table-cell/>
        </table:table-row>
        <table:table-row table:style-name="ro1">
          <table:table-cell office:value-type="string" calcext:value-type="string">
            <text:p>WritePairs, C:\Users\Jim\Documents\AutoHotkey\Lib\Class_IniLite.ahk, 126, 12</text:p>
          </table:table-cell>
          <table:table-cell/>
          <table:table-cell office:value-type="string" calcext:value-type="string">
            <text:p>WritePairs, C:\Users\Jim\Documents\AutoHotkey\Lib\Class_IniLite.ahk, 126, 12</text:p>
          </table:table-cell>
          <table:table-cell/>
        </table:table-row>
        <table:table-row table:style-name="ro1">
          <table:table-cell office:value-type="string" calcext:value-type="string">
            <text:p>WriteSettings, C:\Users\Jim\Documents\AutoHotkey\Lib\Class_IniLite.ahk, 139, 11</text:p>
          </table:table-cell>
          <table:table-cell/>
          <table:table-cell office:value-type="string" calcext:value-type="string">
            <text:p>WriteSettings, C:\Users\Jim\Documents\AutoHotkey\Lib\Class_IniLite.ahk, 139, 1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C1:Sheet1.C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3:21:38.848219700</meta:creation-date>
    <dc:date>2025-11-06T13:26:08.539876800</dc:date>
    <meta:editing-duration>PT4M30S</meta:editing-duration>
    <meta:editing-cycles>1</meta:editing-cycles>
    <meta:document-statistic meta:table-count="1" meta:cell-count="177" meta:object-count="0"/>
    <meta:generator>LibreOffice/25.2.5.2$Windows_X86_64 LibreOffice_project/03d19516eb2e1dd5d4ccd751a0d6f35f35e08022</meta:generator>
  </office:meta>
</office:document-meta>
</file>